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135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 <text:tab/>William Molina */<text:line-break/>use tienda;<text:line-break/><text:line-break/>/*CONSULTA SOBRE UNA TABLA*/<text:line-break/>/*1. Lista el nombre de todos los productos que hay en la tabla producto.*/<text:line-break/>select nombre <text:line-break/>from producto;<text:line-break/><text:line-break/>/*2. Lista los nombres y los precios de todos los productos de la tabla producto.*/<text:line-break/>select nombre, precio<text:line-break/>from producto;<text:line-break/><text:line-break/>/*3. Lista el nombre de los productos, el precio en euros y el precio en dólares estadounidenses<text:line-break/>(USD). Utiliza los siguientes alias para las columnas: nombre de producto, euros, dólares.<text:line-break/>(precio por 1.15)*/<text:line-break/>select nombre as nombre_de_producto, precio as euros, format(precio*1.15,2) as dolars<text:line-break/>from producto;<text:line-break/><text:line-break/>/*4. Lista los nombres y los precios de todos los productos de la tabla producto, convirtiendo los<text:line-break/>nombres a mayúscula.*/<text:line-break/>select upper(nombre), precio<text:line-break/>from producto;<text:line-break/><text:line-break/>/*5. Lista los nombres y los precios de todos los productos de la tabla producto, convirtiendo los<text:line-break/>nombres en minúscula.*/<text:line-break/>select lower(nombre), precio<text:line-break/>from producto;<text:line-break/><text:line-break/>/*6. Lista los nombres y los precios de todos los productos de la tabla producto, redondeando el<text:line-break/>valor del precio.*/<text:line-break/>select nombre, format(precio,0)<text:line-break/>from producto;<text:line-break/><text:line-break/>/*7. Lista el código de los fabricantes que tienen productos en la tabla producto.*/<text:line-break/>select codigo_fabricante <text:line-break/>from producto;<text:line-break/><text:line-break/>/*8. Lista el código de los fabricantes que tienen productos en la tabla producto, eliminando los<text:line-break/>códigos que aparecen repetidos.*/<text:line-break/>select distinct codigo_fabricante <text:line-break/>from producto;<text:line-break/><text:line-break/>/*9. Lista los nombres de los productos ordenados en primer lugar por el nombre de forma<text:line-break/>ascendente y en segundo lugar por el precio de forma descendente.*/<text:line-break/>select nombre, precio<text:line-break/>from producto<text:line-break/>order by nombre ASC, precio DESC;<text:line-break/><text:line-break/><text:line-break/></text:p>
      <text:p text:style-name="P1"/>
      <text:p text:style-name="P1"><text:soft-page-break/>/*10. Lista el nombre de todos los productos del fabricante cuyo código de fabricante es igual a 2.*/ <text:line-break/>select nombre,codigo<text:line-break/>from fabricante<text:line-break/>where codigo ="2";<text:line-break/><text:line-break/>/*11. Lista el nombre de los productos que tienen un precio menor o igual a 120€.*/<text:line-break/>select nombre,precio<text:line-break/>from producto<text:line-break/>where precio &lt;= "120";<text:line-break/><text:line-break/>/*12. Lista el nombre de los productos que tienen un precio mayor o igual a 400€.*/<text:line-break/>select nombre,precio<text:line-break/>from producto<text:line-break/>where precio &gt;= "400";<text:line-break/><text:line-break/>/*13. Lista todos los productos que tengan un precio entre 60€ y 200€. Utilizando el operador<text:line-break/>BETWEEN.*/<text:line-break/>select nombre,precio<text:line-break/>from producto<text:line-break/>where precio between 60 and 200;<text:line-break/><text:line-break/>/*14. Lista todos los productos que tengan un precio mayor que 200€ y que el código de<text:line-break/>fabricante sea igual a 6.*/<text:line-break/>select nombre,precio<text:line-break/>from producto<text:line-break/>where precio &gt; "200" and codigo_fabricante = "6";<text:line-break/><text:line-break/>/*15. Lista todos los productos donde el código de fabricante sea 1, 3 o 5. Utilizando el operador<text:line-break/>IN.*/<text:line-break/>select nombre,codigo_fabricante<text:line-break/>from producto<text:line-break/>where codigo_fabricante in ("1","3","5");<text:line-break/><text:line-break/><text:line-break/>/*CONSULTA MULTITABLA*/<text:line-break/><text:line-break/>/*1. Devuelve una lista con el nombre del producto, precio y nombre de fabricante de todos los<text:line-break/>productos de la base de datos.*/<text:line-break/>select p.nombre, p.precio, f.nombre<text:line-break/>from <text:s/>producto p<text:line-break/>JOIN fabricante f on f.codigo = p.codigo_fabricante;<text:line-break/><text:line-break/>/*2. Devuelve una lista con el nombre del producto, precio y nombre de fabricante de todos los<text:line-break/>productos de la base de datos. Ordene el resultado por el nombre del fabricante, por orden<text:line-break/>alfabético.*/<text:line-break/>select p.nombre, p.precio, f.nombre<text:line-break/>from producto p<text:line-break/>JOIN fabricante f on f.codigo = p.codigo_fabricante<text:line-break/>order by f.nombre; <text:line-break/><text:line-break/></text:p>
      <text:p text:style-name="P1"/>
      <text:p text:style-name="P1"><text:soft-page-break/></text:p>
      <text:p text:style-name="P1"/>
      <text:p text:style-name="P1">/*3. Devuelve una lista con el código del producto, nombre del producto, código del fabricante y<text:line-break/>nombre del fabricante, de todos los productos de la base de datos.*/<text:line-break/>select p.nombre, p.precio, f.nombre<text:line-break/>from producto p<text:line-break/>JOIN fabricante f on f.codigo = p.codigo_fabricante<text:line-break/>order by f.nombre; <text:line-break/><text:line-break/><text:line-break/>/*4. Devuelve el nombre del producto, su precio y el nombre de su fabricante, del producto más<text:line-break/>barato.*/<text:line-break/><text:line-break/>select p.nombre, p.precio, f.nombre as nom_fabricante<text:line-break/>from producto p<text:line-break/>JOIN fabricante f on f.codigo = p.codigo_fabricante<text:line-break/>where p.precio = (select min(precio) from producto);<text:line-break/><text:line-break/>/*5. Devuelve el nombre del producto, su precio y el nombre de su fabricante, del producto más<text:line-break/>caro.*/<text:line-break/><text:line-break/>select p.nombre, p.precio, f.nombre as nom_fabricante<text:line-break/>from producto p<text:line-break/>JOIN fabricante f on f.codigo = p.codigo_fabricante<text:line-break/>where p.precio = (select max(precio) from producto);<text:line-break/><text:line-break/><text:line-break/>/*6. Devuelve una lista de todos los productos del fabricante Lenovo.*/<text:line-break/><text:line-break/>select p.nombre, p.precio, f.nombre<text:line-break/>from producto p<text:line-break/>JOIN fabricante f on f.codigo = p.codigo_fabricante<text:line-break/>where f.codigo = 2;<text:line-break/><text:line-break/>/*7. Devuelve una lista de todos los productos del fabricante Crucial que tengan un precio mayor<text:line-break/>que 200€.*/<text:line-break/><text:line-break/>select p.nombre, p.precio, f.nombre<text:line-break/>from producto p<text:line-break/>JOIN fabricante f on f.codigo = p.codigo_fabricante<text:line-break/>where f.codigo = 6 and p.precio &gt; 200 ;<text:line-break/><text:line-break/>/*8. Devuelve un listado con todos los productos de los fabricantes Asus, Hewlett-Packard y<text:line-break/>Seagate. Utilizando el operador IN*/<text:line-break/><text:line-break/>select p.nombre, p.precio, f.nombre<text:line-break/>from producto p<text:line-break/>JOIN fabricante f on f.codigo = p.codigo_fabricante<text:line-break/>where f.codigo IN ("1","3","5");<text:line-break/><text:line-break/>/*9. Devuelve un listado con el nombre y el precio de todos los productos de los fabricantes cuyo<text:line-break/>nombre termine por la vocal e.*/<text:line-break/><text:soft-page-break/><text:line-break/>select p.nombre, p.precio<text:line-break/>from producto p <text:line-break/>JOIN fabricante f on f.codigo = p.codigo_fabricante<text:line-break/>where RIGHT(f.nombre,1) = "e"; /*tambe amb %e */<text:line-break/><text:line-break/></text:p>
      <text:p text:style-name="P1">/*10. Devuelve un listado con el nombre y el precio de todos los productos cuyo nombre de<text:line-break/>fabricante contenga el carácter w en su nombre.*/<text:line-break/><text:line-break/>select p.nombre, p.precio<text:line-break/>from producto p <text:line-break/>JOIN fabricante f on f.codigo = p.codigo_fabricante<text:line-break/>where f.nombre LIKE "%w%";<text:line-break/><text:line-break/><text:line-break/>/*CONSULTA RESUM*/<text:line-break/><text:line-break/><text:line-break/>/*1. Calcula el número total de productos que hay en la tabla productos*/<text:line-break/>select count(*) as total_productos<text:line-break/>from producto;<text:line-break/><text:line-break/>/*2. Calcula el número total de fabricantes que hay en la tabla fabricante.*/<text:line-break/>select count(*) as total_fabricantes<text:line-break/>from fabricante;<text:line-break/><text:line-break/>/*3. Calcula la media del precio de todos los productos.*/<text:line-break/>select avg(precio) as media_precio_productos<text:line-break/>from producto;<text:line-break/><text:line-break/>/*4. Calcula el precio más barato de todos los productos.*/<text:line-break/>select min(precio) as producto_más_barato<text:line-break/>from producto;<text:line-break/><text:line-break/><text:line-break/>/*5. Calcula el precio más caro de todos los productos.*/<text:line-break/>select max(precio) as producto_más_caro<text:line-break/>from producto;<text:line-break/><text:line-break/>/*6. Lista el nombre y el precio del producto más barato.*/<text:line-break/>select nombre, precio<text:line-break/>from producto<text:line-break/>where precio = (select min(precio) from producto);<text:line-break/><text:line-break/>/*7. Lista el nombre y el precio del producto más caro.*/<text:line-break/>select nombre, precio<text:line-break/>from producto<text:line-break/>where precio = (select max(precio) from producto);<text:line-break/><text:line-break/>/*8. Calcula la suma de los precios de todos los productos.*/<text:line-break/>select sum(precio) as suma_total<text:line-break/><text:soft-page-break/>from producto;<text:line-break/><text:line-break/>/*9. Calcula el número de productos que tiene el fabricante Asus.*/<text:line-break/>select count(*)<text:line-break/>from producto<text:line-break/>where codigo_fabricante = 1;</text:p>
      <text:p text:style-name="P1"><text:line-break/><text:line-break/>/*10. Calcula la media del precio de todos los productos del fabricante Asus.*/<text:line-break/>select avg(precio)<text:line-break/>from producto<text:line-break/>where codigo_fabricante = 1;<text:line-break/><text:line-break/>/*11. Calcula el precio más barato de todos los productos del fabricante Asus.*/<text:line-break/>select min(precio) as precio_mas_barato<text:line-break/>from producto<text:line-break/>where codigo_fabricante = 1;<text:line-break/><text:line-break/>/*12. Calcula el precio más caro de todos los productos del fabricante Asus.*/<text:line-break/>select max(precio) as precio_mas_caro<text:line-break/>from producto<text:line-break/>where codigo_fabricante = 1;<text:line-break/><text:line-break/>/*13. Calcula la suma de todos los productos del fabricante Asus.*/<text:line-break/>select sum(precio) as suma_product_asus<text:line-break/>from producto<text:line-break/>where codigo_fabricante = 1; <text:line-break/><text:line-break/>/*14. Muestra el precio máximo, precio mínimo, precio medio y el número total de productos que<text:line-break/>tiene el fabricante Crucial.*/<text:line-break/>select <text:s/>max(precio) as precio_max, min(precio) as precio_min, avg(precio) as precio_medio,<text:line-break/>count(*) as num_product<text:line-break/>from producto<text:line-break/>where codigo_fabricante = 6;<text:line-break/><text:line-break/><text:line-break/>/*15. Muestra el número total de productos que tiene cada uno de los fabricantes. El listado<text:line-break/>también debe incluir los fabricantes que no tienen ningún producto. El resultado mostrará<text:line-break/>dos columnas, una con el nombre del fabricante y otra con el número de productos que tiene.<text:line-break/>Ordene el resultado descendentemente por el número de productos.*/<text:line-break/>select f.nombre as fabricante, count(p.codigo) as num_productos<text:line-break/>from fabricante f<text:line-break/>LEFT JOIN producto p on f.codigo = p.codigo_fabricante<text:line-break/>group by f.nombre<text:line-break/>order by num_productos DESC;<text:line-break/><text:line-break/>/*16. Muestra el precio máximo, precio mínimo y precio medio de los productos de cada uno de<text:line-break/>los fabricantes. El resultado mostrará el nombre del fabricante junto con los datos que se<text:line-break/>solicitan.*/<text:line-break/>select f.nombre as fabricante, max(p.precio) as precio_max, min(p.precio) as precio_min, <text:line-break/>avg(p.precio) as precio_medio<text:line-break/>from fabricante f<text:line-break/><text:soft-page-break/>LEFT JOIN producto p on f.codigo = p.codigo_fabricante<text:line-break/>group by f.nombre;<text:line-break/><text:line-break/>/*17. Muestra el precio máximo, precio mínimo, precio medio y el número total de productos de<text:line-break/>los fabricantes que tienen un precio medio superior a 200€. No es necesario mostrar el<text:line-break/>nombre del fabricante, con el código del fabricante es suficiente.*/<text:line-break/><text:line-break/>select f.codigo as cod_fabricante, max(p.precio) as precio_max, min(p.precio) as precio_min, <text:line-break/>avg(p.precio) as precio_medio,count(*) as recuento<text:line-break/>from fabricante f<text:line-break/>LEFT JOIN producto p on f.codigo = p.codigo_fabricante<text:line-break/>group by f.codigo<text:line-break/>having precio_medio &gt; 200;<text:line-break/><text:line-break/>/*18. Muestra el nombre de cada fabricante, junto con el precio máximo, precio mínimo, precio<text:line-break/>medio y el número total de productos de los fabricantes que tienen un precio medio superior<text:line-break/>a 200€. Es necesario mostrar el nombre del fabricante.*/<text:line-break/><text:line-break/>select f.nombre, max(p.precio) as precio_max, min(p.precio) as precio_min, <text:line-break/>avg(p.precio) as precio_medio,count(*) as recuento<text:line-break/>from fabricante f<text:line-break/>LEFT JOIN producto p on f.codigo = p.codigo_fabricante<text:line-break/>group by f.nombre<text:line-break/>having precio_medio &gt; 200;<text:line-break/><text:line-break/><text:line-break/>/*19. Calcula el número de productos que tienen un precio mayor o igual a 180€.*/<text:line-break/>select count(codigo) <text:line-break/>from producto<text:line-break/>where precio &gt;= "180";<text:line-break/><text:line-break/>/*20. Calcula el número de productos que tiene cada fabricante con un precio mayor o igual a<text:line-break/>180€.*/<text:line-break/>select f.nombre,count(p.precio) as cont_productos<text:line-break/>from fabricante f<text:line-break/>LEFT JOIN producto p on f.codigo = p.codigo_fabricante<text:line-break/>where precio &gt;= "180"<text:line-break/>group by f.nombre;<text:line-break/><text:line-break/><text:line-break/>/*Subconsultas (En la cláusula WHERE) Con operadores básicos de comparación*/<text:line-break/><text:line-break/><text:line-break/>/*1. Devuelve todos los productos del fabricante Lenovo. (Sin utilizar INNER JOIN).*/<text:line-break/>select * <text:line-break/>from producto<text:line-break/>where codigo_fabricante = (select codigo <text:line-break/><text:tab/><text:tab/><text:tab/><text:tab/>from fabricante<text:line-break/> <text:s text:c="27"/><text:tab/><text:tab/>where nombre = "Lenovo");<text:line-break/><text:line-break/>/*2. Devuelve todos los datos de los productos que tienen el mismo precio que el producto más<text:line-break/>caro del fabricante Lenovo. (Sin utilizar INNER JOIN).*/<text:line-break/><text:soft-page-break/>select *<text:line-break/>from producto<text:line-break/>where precio = (select max(precio) <text:line-break/><text:tab/><text:tab/><text:tab/><text:tab/>from producto <text:line-break/> <text:s text:c="15"/>where codigo_fabricante = 2);<text:line-break/><text:line-break/></text:p>
      <text:p text:style-name="P1"/>
      <text:p text:style-name="P1">/*3. Lista el nombre del producto más caro del fabricante Lenovo.*/<text:line-break/>select nombre<text:line-break/>from producto<text:line-break/>where precio = (select max(precio) <text:line-break/><text:tab/><text:tab/>from producto <text:line-break/> <text:s text:c="15"/><text:tab/>where codigo_fabricante = 2);<text:line-break/><text:line-break/><text:line-break/>/*4. Lista el nombre del producto más barato del fabricante Hewlett-Packard.*/<text:line-break/>select nombre<text:line-break/>from producto<text:line-break/>where precio = (select min(precio) <text:line-break/><text:tab/><text:tab/><text:tab/>from producto <text:line-break/> <text:s text:c="15"/><text:tab/><text:tab/>where codigo_fabricante = 3);<text:line-break/><text:line-break/>/*5. Devuelve todos los productos de la base de datos que tienen un precio mayor o igual al<text:line-break/>producto más caro del fabricante Lenovo.*/<text:line-break/>select *<text:line-break/>from producto<text:line-break/>where precio &gt;= (select max(precio) as precio_max<text:line-break/><text:tab/><text:tab/><text:tab/><text:tab/>from producto<text:line-break/><text:tab/><text:tab/><text:tab/><text:tab/>where codigo_fabricante = 2);<text:line-break/><text:line-break/>/*6. Lista todos los productos del fabricante Asus que tienen un precio superior al precio medio<text:line-break/>de todos sus productos.*/<text:line-break/>select * <text:line-break/>from producto <text:line-break/>where codigo_fabricante = 1 and precio &gt;(select avg(precio) as precio_medio<text:line-break/><text:tab/><text:tab/><text:tab/><text:tab/><text:tab/><text:tab/>from producto<text:line-break/><text:tab/><text:tab/><text:tab/><text:tab/><text:tab/><text:tab/>where codigo_fabricante = 1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3T15:23:19.564234589</meta:creation-date>
    <dc:date>2023-11-24T03:31:30.611000000</dc:date>
    <meta:editing-duration>PT6H58M7S</meta:editing-duration>
    <meta:editing-cycles>10</meta:editing-cycles>
    <meta:generator>LibreOffice/7.6.2.1$Windows_X86_64 LibreOffice_project/56f7684011345957bbf33a7ee678afaf4d2ba333</meta:generator>
    <meta:document-statistic meta:table-count="0" meta:image-count="0" meta:object-count="0" meta:page-count="7" meta:paragraph-count="6" meta:word-count="1676" meta:character-count="11319" meta:non-whitespace-character-count="9429"/>
  </office:meta>
</office:document-meta>
</file>